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outline1">
      <style:graphic-properties fo:min-height="11.929cm"/>
    </style:style>
    <style:style style:name="P1" style:family="paragraph">
      <style:paragraph-properties fo:text-align="end"/>
      <style:text-properties fo:font-size="24pt" style:font-size-asian="24pt" style:font-size-complex="24pt"/>
    </style:style>
    <style:style style:name="P2" style:family="paragraph">
      <loext:graphic-properties draw:fill-color="#ffffff"/>
      <style:paragraph-properties fo:text-align="end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justify"/>
    </style:style>
    <style:style style:name="P5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Posicionamiento en Buscadores</text:p>
          </draw:text-box>
        </draw:frame>
        <draw:frame presentation:style-name="pr2" draw:text-style-name="P2" draw:layer="layout" svg:width="25.199cm" svg:height="12.273cm" svg:x="1.4cm" svg:y="4.867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Recuperación de Información</text:span></text:p>
            <text:p text:style-name="P1"><text:span text:style-name="T1">Universidad de Granada</text:span></text:p>
            <text:p text:style-name="P1"><text:span text:style-name="T1">Jośe Carlos Entrena Jiménez</text:span></text:p>
            <text:p text:style-name="P1"><text:span text:style-name="T1">Daniel López </text:span></text:p>
            <text:p text:style-name="P1"><text:span text:style-name="T1">Lothar Soto Palm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Timelin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¿En qué consiste? 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4">El posicionamiento en buscadores (SEO, <text:span text:style-name="T2">search engine optimization) </text:span><text:span text:style-name="T3">es una técnica que</text:span> trata de mejorar la visibilidad de una web situándola en lugares más altos al utilizar un buscador.</text:p>
                <text:p text:style-name="P4"/>
                <text:p text:style-name="P4">Es de suma importancia, dada la gran utilización de los buscadores hoy en día. <text:s/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text-style-name="P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dobe Blank" style:font-family-asian="'Adobe Blan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dobe Blank" style:font-family-asian="'Adobe Blan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dobe Blank" style:font-family-asian="'Adobe Blan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dobe Blank" style:font-family-asian="'Adobe Blan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dobe Blank" style:font-family-asian="'Adobe Blan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2T01:37:48.500722383</meta:creation-date>
    <meta:generator>LibreOffice/5.2.2.2.0$Linux_X86_64 LibreOffice_project/20m0$Build-2</meta:generator>
    <dc:date>2016-10-02T02:22:39.960314665</dc:date>
    <meta:editing-duration>PT11M</meta:editing-duration>
    <meta:editing-cycles>5</meta:editing-cycles>
    <meta:document-statistic meta:object-count="37"/>
  </office:meta>
</office:document-meta>
</file>